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text:p>
      <text:p text:style-name="P1"><text:tab/>O problema da Onisciência lógica.</text:p>
      <text:p text:style-name="P1"/>
      <text:p text:style-name="P1">Delimitação do assunto.</text:p>
      <text:p text:style-name="P1"><text:tab/>Como podemos dissolver o problema da onisciência lógica?</text:p>
      <text:p text:style-name="P1"/>
      <text:p text:style-name="P1">Objetivo.</text:p>
      <text:p text:style-name="P1"><text:tab/>Dissolver algumas formas do problema da onisciência lógica, usando como principais abordagens a reformulação semântica e a sintática da <text:s/>lógica do conhecimento(Knowledge).</text:p>
      <text:p text:style-name="P1"/>
      <text:p text:style-name="P1">Justificativa.</text:p>
      <text:p text:style-name="P1"><text:tab/>Representar agentes oniscientes computacionalmente é muito complexo. Isso se deve ao fato de que os agentes são capazes de fazer indiscriminadamente, diversas inferências a partir de conhecimentos iniciais. <text:s/>Suponha que um agente i saiba sobre um fato A, e saiba sobre o fato A → B. Esse agente será capaz de saber sobre B. Quando se quer representar um agente humano, essa habilidade se torna um problema pois, um ser humano pode saber sobre um conjunto de fatos e <text:s/>pode não saber sobre todas as consequências lógicas que esse conjunto pode derivar. Um exemplo: Uma pessoa pode saber todas as regras de xadrez, porém não sabe todas as estratégias para vencer. Representar um agente que possa saber todas as estratégias possíveis para se vencer é bem trabalhoso, bem como calcular novas estratégias a cada movimento de um jogador. <text:s/></text:p>
      <text:p text:style-name="P1"/>
      <text:p text:style-name="P1">Universo.</text:p>
      <text:p text:style-name="P1">Aqui carece de um contexto do dia-dia</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lton </meta:initial-creator>
    <meta:creation-date>2013-04-07T01:20:42</meta:creation-date>
    <dc:date>2013-04-07T02:31:17</dc:date>
    <dc:creator>nilton </dc:creator>
    <meta:editing-duration>PT1H9M11S</meta:editing-duration>
    <meta:editing-cycles>5</meta:editing-cycles>
    <meta:generator>LibreOffice/3.5$Linux_x86 LibreOffice_project/350m1$Build-2</meta:generator>
    <meta:document-statistic meta:table-count="0" meta:image-count="0" meta:object-count="0" meta:page-count="1" meta:paragraph-count="10" meta:word-count="187" meta:character-count="1193" meta:non-whitespace-character-count="1007"/>
  </office:meta>
</office:document-meta>
</file>